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1563in" fo:text-align="center" style:justify-single-word="false" fo:widows="1" fo:text-indent="0in" style:auto-text-indent="false"/>
    </style:style>
    <style:style style:name="P3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style:line-height-at-least="0.1563in" fo:text-align="center" style:justify-single-word="false" fo:widows="1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373e4d" style:font-name="helvetica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COMPTE-RENDU</text:p>
      <text:p text:style-name="P4">Réunion n°1 – 29/01</text:p>
      <text:p text:style-name="P1"/>
      <text:p text:style-name="P2">Projet de dévellopement informatique : MusiCore – Projet 22</text:p>
      <text:p text:style-name="P1"/>
      <text:p text:style-name="P1">Encadrant : François Trahay</text:p>
      <text:p text:style-name="P1"/>
      <text:p text:style-name="P1">Présent :</text:p>
      <text:p text:style-name="P1">Bettini Aurélien</text:p>
      <text:p text:style-name="P1">Plichart Victor</text:p>
      <text:p text:style-name="P1">Villedieu Anaïs</text:p>
      <text:p text:style-name="P1">Vurli Constantin</text:p>
      <text:p text:style-name="P1"/>
      <text:p text:style-name="P3">PRESENTATION DU MODULE DEVELOPPEMENT INFORMATIQUE</text:p>
      <text:p text:style-name="P3"/>
      <text:p text:style-name="P5"><text:tab/>• Guide de déroulement du projet : description des livrables (le 3,6 et 20 mars) et de la soutenance.</text:p>
      <text:p text:style-name="P5">Un responsable compte-rendu doit être nommé.</text:p>
      <text:p text:style-name="P5"/>
      <text:p text:style-name="P5"><text:tab/>• Présentation du fonctionement git/svn, du système de commit/synchronisation/forking, modules organisés spécifique à java.</text:p>
      <text:p text:style-name="P5"/>
      <text:p text:style-name="P5"><text:tab/>• Planifier la prochaine réunion. A prioris une réunion toutes les 2 à 4 semaines est à prévoir.</text:p>
      <text:p text:style-name="P5"/>
      <text:p text:style-name="P3">TRAVAIL A FAIRE</text:p>
      <text:p text:style-name="P5">Pour le livrable du 6 mars</text:p>
      <text:p text:style-name="P5"/>
      <text:p text:style-name="P5"><text:tab/>• Faire un cahier des charges</text:p>
      <text:p text:style-name="P5"><text:tab/>• Faire un GANTT (prévoir la durée des tâches et chronometrer pour constater les différences)</text:p>
      <text:p text:style-name="P5"/>
      <text:p text:style-name="P5">Pour la prochaine réunion</text:p>
      <text:p text:style-name="P5"/>
      <text:p text:style-name="P5"><text:tab/>• Faire un draft du cahier des charges du livrable 1</text:p>
      <text:p text:style-name="P5"/>
      <text:p text:style-name="P3">SPECIFICATIONS SUR L'APPLICATION</text:p>
      <text:p text:style-name="P3"/>
      <text:p text:style-name="P5"><text:tab/>• Choix de travailler en Python plutôt qu'en Java pour avoir accès aux bibliothèques spécialisées en analyse musicale disponibles en Python =&gt; souci de travailler en fonctionnel ou en objet</text:p>
      <text:p text:style-name="P5"><text:tab/>• Nécéssité d'un gros travail d'interface à considé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ïs Villedieu</meta:initial-creator>
    <meta:creation-date>2016-03-03T18:29:48.66</meta:creation-date>
    <dc:date>2016-03-04T16:43:01.62</dc:date>
    <dc:creator>Anaïs Villedieu</dc:creator>
    <meta:editing-duration>PT3H11M4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76" meta:character-count="1124"/>
  </office:meta>
</office:document-meta>
</file>